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el1" style:family="table">
      <style:table-properties style:width="6.925in" table:align="margins"/>
    </style:style>
    <style:style style:name="Tabel1.A" style:family="table-column">
      <style:table-column-properties style:column-width="6.925in" style:rel-column-width="65535*"/>
    </style:style>
    <style:style style:name="Tabel1.A1" style:family="table-cell">
      <style:table-cell-properties fo:padding="0.0382in" fo:border="0.0007in solid #000000"/>
    </style:style>
    <style:style style:name="Tabel2" style:family="table">
      <style:table-properties style:width="6.925in" table:align="margins"/>
    </style:style>
    <style:style style:name="Tabel2.A" style:family="table-column">
      <style:table-column-properties style:column-width="6.925in" style:rel-column-width="65535*"/>
    </style:style>
    <style:style style:name="Tabel2.A1" style:family="table-cell">
      <style:table-cell-properties fo:padding="0.0382in" fo:border="0.0007in solid #000000"/>
    </style:style>
    <style:style style:name="P1" style:family="paragraph" style:parent-style-name="Text_20_body">
      <style:text-properties fo:font-size="12pt" style:font-size-asian="12pt" style:font-size-complex="12pt"/>
    </style:style>
    <style:style style:name="P2" style:family="paragraph" style:parent-style-name="Standard">
      <style:text-properties fo:font-size="12pt" style:font-size-asian="12pt" style:font-size-complex="12pt"/>
    </style:style>
    <style:style style:name="P3" style:family="paragraph" style:parent-style-name="Standard" style:list-style-name="L1">
      <style:text-properties fo:font-size="12pt" style:font-size-asian="12pt" style:font-size-complex="12pt"/>
    </style:style>
    <style:style style:name="P4" style:family="paragraph" style:parent-style-name="Heading_20_1">
      <style:text-properties fo:font-size="12pt" style:font-size-asian="12pt" style:font-size-complex="12pt"/>
    </style:style>
    <style:style style:name="P5" style:family="paragraph" style:parent-style-name="Heading_20_1" style:list-style-name="">
      <style:text-properties fo:font-size="12pt" style:font-size-asian="12pt" style:font-size-complex="12pt"/>
    </style:style>
    <style:style style:name="P6" style:family="paragraph" style:parent-style-name="Heading_20_1">
      <style:paragraph-properties fo:break-before="page"/>
      <style:text-properties fo:font-size="12pt" style:font-size-asian="12pt" style:font-size-complex="12pt"/>
    </style:style>
    <style:style style:name="T1" style:family="text">
      <style:text-properties style:text-underline-style="solid" style:text-underline-width="auto" style:text-underline-color="font-color"/>
    </style:style>
    <style:style style:name="T2" style:family="text">
      <style:text-properties style:font-name="Times New Roman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Voorbereiding</text:h>
      <text:p text:style-name="P2"/>
      <text:p text:style-name="P2">In de keuken moet een pan met water staan, met daarnaast een pot augurken en een pak zout en er moet een vrouwenjurk op de grond liggen. In het 'zoutzuur' moet een typisch kapiteinsvoorwerp drijven, bijvoorbeeld een houten poot. </text:p>
      <text:p text:style-name="P2"/>
      <text:p text:style-name="P2"/>
      <text:p text:style-name="P2"/>
      <text:p text:style-name="P2"/>
      <text:p text:style-name="P2"/>
      <text:h text:style-name="P6" text:outline-level="1">Fransien </text:h>
      <text:p text:style-name="P2">Functie: Chefkok </text:p>
      <text:p text:style-name="P2">Geslacht: Vrouw </text:p>
      <text:p text:style-name="P2"/>
      <text:p text:style-name="P2">Jij bent al een tijd kok op dit schip: 'De naakte Huhrdjatgnoeipschnoelg'. Je houdt ervan om in je eigen stijl te koken. Tot voor vorige week was het schip een echt piratenschip en plunderde regelmatig andere schepen. Maar de kapitein, Lincoln, heeft besloten met het schip een andere koers te varen: tegenwoordig is het schip een touristische veerpont en vaart nu van het barre Vlieland naar het tropische Texel, een reis van zes maanden. Jullie zijn dus nu reeds een week op reis. </text:p>
      <text:p text:style-name="P2"/>
      <text:p text:style-name="P2">Het schip bezit een kroeg 'De zeehondjesdoodknuppelaars', maar door de meeste piraten gewoon 'De Aars' genoemd. Hier ga jij elke avond jezelf ontspannen en hier speelt de Levend Cluedo zich af. </text:p>
      <text:p text:style-name="P2"/>
      <text:p text:style-name="P2">Drie dagen geleden heeft de kapitein Otaria uit zee gevist. En vanochtend zijn er twee milieuactiviten van hun vlot, dat stuurloos op zee dreef, opgepikt. </text:p>
      <text:p text:style-name="P2"/>
      <text:p text:style-name="P2"><text:span text:style-name="T1">Eppie, het koksmaatje</text:span>: Hij helpt je altijd bij het bereiden van het eten. Hij helpt je altijd goed. Zou hij niet behulpzaam zijn, dan zou jij hem een grote bek geven, immers jij bent hier het culinaire wonder. </text:p>
      <text:p text:style-name="P2"><text:span text:style-name="T1">Columbus, de stuurman</text:span>: Een dag geleden kwam Columbus de keuken binnen. Eppie was niet aanwezig. Hij vroeg jou om een pak zout en jij gaf die aan hem. </text:p>
      <text:p text:style-name="P2"><text:span text:style-name="T1">Otaria, de drenkelinge</text:span>: Otaria is een week geleden uit de zee gevist en ze is heel erg knap. Maar het bleek dat ze vegetarier is en dus geen vis eet. Hierom heb jij een schurfthekel aan Otaria gekregen. </text:p>
      <text:p text:style-name="P2"><text:span text:style-name="T1">Maarten en Mirjam</text:span>: Vanochtend heeft de kapitein weer twee mensen gered: het waren milieuactivisten die stuurloos op zee dreven met hun vlotje. Ze hebben nog geen maaltijd van jou mogen genieten, maar jij haat ze nu al: nu moet je zeker nog meer vegetarische dingen gaan koken. Of nog erger: dat het van die mensen zijn die veganistisch willen eten. Als je ze ziet, dan weet je het zeker: je </text:p>
      <text:p text:style-name="P2">haat ze beiden! </text:p>
      <text:p text:style-name="P2"/>
      <text:p text:style-name="P2"/>
      <text:p text:style-name="P2"/>
      <text:p text:style-name="P2"/>
      <text:p text:style-name="P2"/>
      <text:p text:style-name="P2"/>
      <text:p text:style-name="P2"/>
      <text:p text:style-name="P2"/>
      <text:p text:style-name="P2"/>
      <text:h text:style-name="P6" text:outline-level="1">Eppie </text:h>
      <text:p text:style-name="P2">Functie: koksmaatje </text:p>
      <text:p text:style-name="P2">Geslacht: man </text:p>
      <text:p text:style-name="P2">Karakter: mietje </text:p>
      <text:p text:style-name="P2">Attributen: Liefdesgedicht aan Otaria </text:p>
      <text:p text:style-name="P2"/>
      <text:p text:style-name="P2">Je bent al een tijdje het koksmaatje van Fransien op dit schip, 'De naakte Huhrdjatgnoeipschnoelg'. Jij wilt later een groot 6 sterrenrestaurant in Zaire gaan beginnen en hier loop je met Fransien mee om te leren een groot kok te worden. Tot voor een week geleden was het schip een echt piratenschip en plunderde regelmatig andere schepen. Maar de kapitein, Lincoln, heeft het schip een ander doel gegeven: het is nu een touristische veerpont tussen het barre Vlieland en het Tropische Texel en het vaart nu naar Texel. Dit is een reis van 6 maanden en jullie dus reeds een week onderweg. </text:p>
      <text:p text:style-name="P2"/>
      <text:p text:style-name="P2">Het schip bezit een kroeg 'De zeehondjesdoodknuppelaars', maar door de meeste piraten gewoon 'De Aars' genoemd. Elke avond ontspant iedereen zich hier na een dag hard werken en dit is de locatie van de Levend Cluedo. </text:p>
      <text:p text:style-name="P2"/>
      <text:p text:style-name="P2">Drie dagen geleden heeft de kapitein Otaria, een drenkelinge, uit zee gevist en vanochten zijn er twee mensen, Maarten en Mirjam, van een hulpeloos ronddrijvend vlot gered. </text:p>
      <text:p text:style-name="P2"/>
      <text:p text:style-name="P2"><text:span text:style-name="T1">Fransien</text:span>: Ze is een beetje bazig, dus doe jij braaf alles wat ze zegt. Maar jij bent al lang haar culinaire nivo overstegen. Jij hebt zelfs een eigen dieet bedacht, nog beter dan Montignac en bent van plan om dit dieet eens door te drukken. Fransien heeft al sinds Otaria aan boord is over deze mooie vrouw geklaagd, omdat Otaria vegetarier is. Fransien lijkt Otaria wel te haten om deze reden: ze haat het om vegetarisch te koken. </text:p>
      <text:p text:style-name="P2"><text:span text:style-name="T1">Eagle-Eye, de man in het kraaiennest</text:span>: Twee dagen geleden kwam Eagle-Eye je keuken binnen. Fransien was niet aanwezig. Eagle Eye vroeg jou om een pot augurken. Toen je die gaf, hoorde je iemand vanuit het kraaiennest roepen: 'Land in zicht' maar dit was helaas niet waar. </text:p>
      <text:p text:style-name="P2"><text:span text:style-name="T1">Bernard, de dokter</text:span>: Gisteren kwam Bernard je keuken binnen en Fransien was niet aanwezig. Hij vroeg jou om tegen betaling vergif in het eten van Otaria te doen. Je was door deze vraag geschokt en dacht dat de dokter wel krankzinnig moest zijn. Hierdoor werd je bang van de dokter en jij dacht dat je maar beter kon beloven (maar niet DOEN) te gaan doen wat hij vroeg. Jij wilde dit zowieso niet doen, omdat je verliefd bent geworden op de beeldschone Otaria. Je hebt zelfs een liefdesgedicht aan haar geschreven. </text:p>
      <text:p text:style-name="P2"><text:span text:style-name="T1">Claire, de zuster</text:span>: De zuster is een goede vriendin van je. Ze doet je denken aan je oudere zus. Ze is DE persoon om direct je hart bij te gaan luchten over de heikele kwestie met Bernard. Je kunt dit niet voor jezelf houden anders wordt je gek. Je plast nog steeds elke avond in je bed, maar Clair zei dat dit heel normaal was voor iemand die elke dag soep bereidt. Toch schaam je je hier wel voor. </text:p>
      <text:p text:style-name="P2"><text:span text:style-name="T1">Brutus, een stoere vechtpiraat</text:span>: Af en toe, als Fransien niet in de keuken is, komt Brutus de keuken binnen en gaat jou in elkaar rossen voor de grap. Je bent daarom, als Fransien niet bij jou in de buurt is, paranoide. Brutus heeft je verteld dat jij zo leuk bent om in elkaar te slaan, omdat je met zo'n hoog leuk stemmetje 'AU' zegt. </text:p>
      <text:p text:style-name="P2"/>
      <text:h text:style-name="P6" text:outline-level="1">Bernard </text:h>
      <text:p text:style-name="P2">Functie: scheepsarts </text:p>
      <text:p text:style-name="P2">Geslacht: Man </text:p>
      <text:p text:style-name="P2"/>
      <text:p text:style-name="P2">Je bent al een tijdje scheepsarts op het piratenschip 'De naakte Hurhdjatgnoeipschnoelg'. Maar sinds vorige week, door het besluit van de kapitein,Lincoln, is het een touristische veerpont geworden en vaart tussen het barre Vlieland en het tropische Texel, een reis van zes maanden. Het schip is nu een week onderweg naar het tropische Texel. </text:p>
      <text:p text:style-name="P2"/>
      <text:p text:style-name="P2">Het schip bezit een kroeg 'De zeehondjesdoodknuppelaars', maar door de meeste piraten gewoon 'De Aars' genoemd. Hier onspan jij je, net als iedereen, elke avond en dit is ook de locatie van de Levend Cluedo. </text:p>
      <text:p text:style-name="P2"/>
      <text:p text:style-name="P2">Drie dagen geleden heeft de kapitein een drenkelinge, de beeldschone Otaria, uit de zee gevist. En vanochtend nog zijn er twee milieuactivisten, Mirjam en Maarten, van hun hulpeloos dobberende vlot bevrijdt. </text:p>
      <text:p text:style-name="P2"/>
      <text:p text:style-name="P2"><text:span text:style-name="T1">Otaria, de beeldschone drenkelinge</text:span>: Otaria kan met handoplegging mensen genezen. Ze heeft bijvoorbeeld Brutus, een van de vechtpiraten, toen hij aan het kotsen was nuchter gekregen door handoplegging. Als ze echt mirakels als deze kan verrichten, is ze een gevaar voor jouw carriere. </text:p>
      <text:p text:style-name="P2"><text:span text:style-name="T1">Eppie, het koksmaatje</text:span>: Jij haat Otaria doordat ze je carriere in gevaar brengt en daarom heb je gisteren aan Eppie gevraagd om tegen betaling vergif in haar eten te doen. Hij beloofde je dit te doen. </text:p>
      <text:p text:style-name="P2"><text:span text:style-name="T1">Lincoln, de kapitein</text:span>: Sinds vorige week is jullie stoere piratenschip onder beslissing van de </text:p>
      <text:p text:style-name="P2">kapitein een toeristenpont tussen het barre Vlieland en het tropische Texel: een reis van zes maanden. Jij mist het verzorgen van gewonden die jullie maakten op jullie stoere piratenreisjes en hebt daarom met Janine en Columbus een ondergronds verzetsgroepje opgezet met als doel het schip weer te gebruiken om rijke schepen te plunderen. Jullie hebben een afspraak vanavond een half uur na aanvang van de Levend Cluedo in het rechter toilethokje van de dames WC, om zo plannen te gaan smeden om het schip weer op de oude vertrouwde stoere koers te krijgen. Je haat Lincoln om de beslissing 'De naakte Huhrdjatgnoeipschnoelg' een touristenveerpond te maken. Als dokter weet je dat de kapitein leverpatient is en absoluut geen alcohol mag. </text:p>
      <text:p text:style-name="P2"><text:span text:style-name="T1">Clair, de zuster</text:span>: Clair is een mooie meid, maar een beetje dom. Zij weet ook alle medische klachten van alle passagiers op het schip </text:p>
      <text:p text:style-name="P2"/>
      <text:h text:style-name="P6" text:outline-level="1">Clair </text:h>
      <text:p text:style-name="P2">Functie: Zuster </text:p>
      <text:p text:style-name="P2">Gelacht: Vrouw </text:p>
      <text:p text:style-name="P2"/>
      <text:p text:style-name="P2">Jij bent al een tijdje zuster op het piratenschip 'De naakte Huhrdjatgnoeipschnoelg'. De kapitein, Lincoln, heeft besloten om sinds vorige week het schip niet meer te gebruiken om andere schepen mee te plunderen, maar er een touristenveerpond van te maken tussen het barre Vlieland en het tropische Texel, een reis van zes maanden. Nu is het schip reeds een week onderweg naar het tropische Texel. </text:p>
      <text:p text:style-name="P2"/>
      <text:p text:style-name="P2">Het schip bezit een kroeg 'De zeehondjesdoodknuppelaars', maar door de meeste piraten gewoon 'De Aars' genoemd. Hier ontspan jij je, net als iedereen, elke avond en dit is dan ook de locatie van deze Levend Cluedo. </text:p>
      <text:p text:style-name="P2"/>
      <text:p text:style-name="P2">Drie dagen geleden is Otaria, een beeldschone drenkeling, uit de zee gevist door de kapitein en vanochtend heeft hij twee milieuactivisten, Mirjam en Maarten, bevrijdt van hun hulpeloos in zee drijvende vlotje. </text:p>
      <text:p text:style-name="P2"/>
      <text:p text:style-name="P2"><text:span text:style-name="T1">Eppie, het koksmaatje</text:span>: Eppie is een schattig jochie. Hij kijkt naar je op en komt vaak met zijn problemen naar je toe. Je vindt hem stiekem maar een sneu eikeltje en hoewel je naar hem altijd de begrijpendheid zelve speelt, lach je hem achter zijn rug uit en vertel je al zijn geheimen door aan je vriendinnen. Vooral het feit dat hij nog in zijn bed plast vond je ontzettend grappig, </text:p>
      <text:p text:style-name="P2">en al je vriendinnen ook. </text:p>
      <text:p text:style-name="P2"><text:span text:style-name="T1">Adele, de dochter van de rijke baron von Munschausen</text:span>: Op dit moment is Adele en goeie vriendin van je. Je weet bijvoorbeeld van haar dat Brutus achter haar aan zit. Heel begrijpelijk want je vindt Adele, net als iedereen, een bloedmooie meid. </text:p>
      <text:p text:style-name="P2"><text:span text:style-name="T1">Lincoln, de kapitein</text:span>: De kapitein heeft besloten het piratenschip niet meer te gebruiken om uit te </text:p>
      <text:p text:style-name="P2">gaan plunderen. Je vermoed dat sommige mensen het hier niet mee eens zijn. Zelf weet je nog niet zo goed wat je er van vindt. De kapitein is een leverpatient en mag absoluut geen alcohol </text:p>
      <text:p text:style-name="P2"><text:span text:style-name="T1">Bernard, de dokter</text:span>: Bernard is een mooie man, maar wel een beetje dom. Hij weet net als jij alle medische klachten van iedereen op het schip </text:p>
      <text:p text:style-name="P2"/>
      <text:h text:style-name="P6" text:outline-level="1">Miep </text:h>
      <text:p text:style-name="P2">Functie: Kannonier </text:p>
      <text:p text:style-name="P2">Geslacht: Vrouw </text:p>
      <text:p text:style-name="P2"/>
      <text:p text:style-name="P2">Jij bent al een tijdje kannonier op het piratenschip 'De naakte Huhrdjatgnoeipschnoelg'. Lincoln, de kapitein, heeft besloten om sinds vorige week er niet meer op uit te gaan om schepen te gaan plunderen, maar om er een touristische veerpont van te maken tussen het barre Vlieland en het tropische Texel, een reis van zes maanden. Jullie zijn nu reeds een week onderweg naar het tropische Texel. </text:p>
      <text:p text:style-name="P2"/>
      <text:p text:style-name="P2">Het schip bezit een kroeg 'De zeehondjesdoodknuppelaars', maar door de meeste piraten gewoon 'De Aars' genoemd. Elk bemanningslid, jij dus ook, ontspant zich elke avond in deze kroeg en dit is ook de locatie van deze Levend Cluedo. </text:p>
      <text:p text:style-name="P2"/>
      <text:p text:style-name="P2">Drie dagen geleden heeft de kapitein een bloedmooie drenkelinge, Otaria, uit de zee gevist en vanochtend heeft hij twee milieuactivisten, Maarten en Mirjam, van een hulpeloos in zee drijvend vlot bevrijdt. </text:p>
      <text:p text:style-name="P2"/>
      <text:p text:style-name="P2"><text:span text:style-name="T1">Lincoln, de kapitein en Brutus, een vechtpiraat</text:span>: Je had samen met Lincoln en Brutus een plan bedacht om Baron von Muschausen te gaan vermoorden voor zijn geld. Jullie spreken vanavond af een uur na aanvang van de Levend Cluedo om in het hokje van mannenWC een plan bedacht te hebben om de Baron te vermoorden </text:p>
      <text:p text:style-name="P2"/>
      <text:h text:style-name="P6" text:outline-level="1">Eagle-Eye </text:h>
      <text:p text:style-name="P2">Functie: de man in het kraaiennest </text:p>
      <text:p text:style-name="P2">Gelacht: Man </text:p>
      <text:p text:style-name="P2">Karakter: praat altijd hard en schreeuwerig </text:p>
      <text:p text:style-name="P2"/>
      <text:p text:style-name="P2">Jij bent al een tijdje de man in het kraaiennest op het piratenschip 'De naakte Huhrdjatgnoeipschnoelg'. De kapitein, Lincoln, heeft besloten om sinds vorige week er niet meer op uit te gaan om andere schepen te gaan plunderen, maar om er een touristische veerpont tussen het barre Vlieland en het tropische Texel van te maken, een reis van zes maanden. Jullie zijn nu een week onderweg naar het tropische Texel. </text:p>
      <text:p text:style-name="P2"/>
      <text:p text:style-name="P2">Het schip bezit een kroeg 'De zeehondjesdoodknuppelaars', maar door de meeste piraten gewoon 'De Aars' genoemd. Alle passagiers van het hele schip ontspanning zich hier elke avond en dit is dan ook de locatie van deze Levend Cluedo. </text:p>
      <text:p text:style-name="P2"/>
      <text:p text:style-name="P2">Drie dagen geleden heb je een drenkelinge in zee gezien en haar er door Lincoln uit laten vissen. Ze heet Otaria en is een bloedmooie vrouw. </text:p>
      <text:p text:style-name="P2"/>
      <text:p text:style-name="P2">Twee dagen geleden dacht je land gezien te hebben, dus riep je 'Land in zicht', maar het bleek echter een dooie walvis te zijn. </text:p>
      <text:p text:style-name="P2"/>
      <text:p text:style-name="P2">Vanochtend heb je met je nachtkijker van Albert twee milieuactivisten, Mirjam en Maarten, gespot, die hulpeloos met een vlot op zee ronddreven, die ook door Lincoln opgepikt zijn. </text:p>
      <text:p text:style-name="P2"/>
      <text:p text:style-name="P2"><text:span text:style-name="T1">Albert, een uitvinder</text:span>: Er zijn twee uitvinders aan boord, Albert en Janine. Zes dagen geleden heb je van Albert een nachtkijker gekregen. Behalve dat je hier de twee milieu-activisten mee hebt gespot die nu bij jullie aan boord zijn, gebruik je de kijker ook om Adele, de beeldschone dochter van de baron von Munschausen, te begluren in haar slaapkamer. Wat een lekker ding is dat. Voor deze kijker moest je wel iets doen. Namelijk Janine overboort duwen, als Albert in de buurt was, zodat hij zijn mannelijkheid te bewijzen door haar te redden. Dit heb je vanmorgen gedaan, en volgens plan heeft Albert haar gered. Wel een beetje jammer dat Janine je sindsdien niet meer aangekeken heeft. Zo had je het nou ook weer niet bedoeld... </text:p>
      <text:p text:style-name="P2"><text:span text:style-name="T1">Columbus, de stuurman</text:span>: jullie werken nauw samen. Twee dagen geleden heeft Brutus, een stoere vechtpiraat, hem in een dronken bui een blauw oog geslagen, die nog steeds niet over is. Columbus was echter zo dronken, dat hij waarschijnlijk nog niet weet wie het heeft gedaan. </text:p>
      <text:p text:style-name="P2"/>
      <text:h text:style-name="P6" text:outline-level="1">Janine </text:h>
      <text:p text:style-name="P2">Functie: Uitvinder </text:p>
      <text:p text:style-name="P2">Gelacht: Vrouw </text:p>
      <text:p text:style-name="P2"/>
      <text:p text:style-name="P2">Je bent al een tijdje een van de twee uitvinders op het piratenschip 'De naakte Huhrdjatgnoeipschnoelg'. De andere uitvinder heet Albert. Sinds vorige week heeft de kapitein, Lincoln, besloten niet meer met het schip uit te gaan om te plunderen, maar om het als touristische veerpond te gebruiken tussen het barre Vlieland en het tropische Texel, een reis van zes maanden. Jullie zijn reeds een week onderweg naar het tropische Texel. </text:p>
      <text:p text:style-name="P2"/>
      <text:p text:style-name="P2">Het schip bezit een kroeg 'De zeehondjesdoodknuppelaars', maar door de meeste piraten gewoon 'De Aars' genoemd. Elk bemanningslid, jij dus ook, ontspant zich elke avond in deze kroeg en dit is dan ook de locatie van deze Levend Cluedo. </text:p>
      <text:p text:style-name="P2"/>
      <text:p text:style-name="P2">Drie dagen geleden heeft de kapitein een drenkelinge, de bloedmooie Otaria, uit de zee gevist en vanochtend nog twee milieu-activisten, Maarten en Mirjam. </text:p>
      <text:p text:style-name="P2"><text:s/></text:p>
      <text:p text:style-name="P2"><text:span text:style-name="T1">Albert, een uitvinder</text:span>: Albert en jij zijn de twee uitvinders van het schip. Je haat hem, omdat je vindt dat hij overbodig is en jij best alles alleen aan kan. </text:p>
      <text:p text:style-name="P2"><text:span text:style-name="T1">Lincoln, de kapitein</text:span>: De kapitein heeft sinds vandaag een mooie prothese gekregen. Toen je aan Lincoln vroeg hoe hij aan die prothese kwam, zei hij dat hij deze van Albert had gekregen. Je haat Albert nu nog meer. Ook de kapitein haat je, omdat je wilt dat het schip andere schepen plundert (zie verder). </text:p>
      <text:p text:style-name="P2"><text:span text:style-name="T1">Bernard, de dokter en Columbus, de navigator</text:span>: Sinds een week is het piratenschip onder het bewind van de kapitein een soort toeristen veerpont geworden tussen het barre Vlieland en het tropische Texel, een reis van een half jaar. Jij mist de stoere gevechten tussen jouw schip en het schip van de vijand. Een van jouw hobbies is namelijk het ontwikkelen van state-of-the-art wapens. Gisteren heb je de hittezoekende kanonskogel uitgevonden en je staat te popelen om deze uit te proberen. Samen met Bernard en Columbus heb je een ondergronds verzetgroepje opgericht om het schip weer op haar oude vertrouwde stoere koers te laten varen. Jullie hebben een half uur na aanvang van de Levend Cluedo afgesproken in het rechter WC hokje van de vrouwen toiletten om plannen te smeden om het schip weer de 'spannende' routes te laten varen. </text:p>
      <text:p text:style-name="P2"><text:span text:style-name="T1">Eagle-Eye, de man in het kraaiennest</text:span>: Je vindt Eagle-Eye een klootzak. Vanmorgen probeerde hij je te verzuipen door je in het water te duwen. En dan moest het ook nog eens die smerige Albert zijn die </text:p>
      <text:p text:style-name="P2">je kwam redden. Je had verdomme wel dood kunnen zijn! </text:p>
      <text:p text:style-name="P2"/>
      <text:h text:style-name="P6" text:outline-level="1">Albert </text:h>
      <text:p text:style-name="P2">Functie: Uitvinder </text:p>
      <text:p text:style-name="P2">Geslacht: Man </text:p>
      <text:p text:style-name="P2"/>
      <text:p text:style-name="P2">Je bent al een tijdje een van de twee uitvinders op het piratenschip 'De naakte Huhrdjatgnoeipschnoelg'. Janine is de andere uitvinder. Sinds vorige week wordt het schip niet meer gebruikt om andere schepen te plunderen, maar heeft Lincoln, de kapitein, besloten om er een touristische veerpond tussen het barre Vlieland en het tropische Texel van te maken, een reis van zes maanden. Vorige week zijn jullie vertrokken naar het tropische Texel. </text:p>
      <text:p text:style-name="P2"/>
      <text:p text:style-name="P2">Het schip bezit een kroeg 'De zeehondjesdoodknuppelaars', maar door de meeste piraten gewoon 'De Aars' genoemd. Elk bemanningslid, jij dus ook, ontspant zich elke avond in deze kroeg en is dan ook de locatie van deze Levend Cluedo. </text:p>
      <text:p text:style-name="P2"/>
      <text:p text:style-name="P2">Drie dagen geleden heeft de kapitein een bloedmooie drenkelinge, Otaria, uit de zee gevist en vanochtend nog twee milieu-activisten, Mirjam en Maarten, die hulpeloos op een vlot op zee ronddobberden. </text:p>
      <text:p text:style-name="P2"><text:s/></text:p>
      <text:p text:style-name="P2"><text:span text:style-name="T1">Janine, een uitvindster</text:span>: Janine is je collega uitvinder en je bent verliefd op haar. De kapitein heeft sinds vandaag een mooie prothese gekregen, daarvoor had hij altijd een houten poot. Toen je aan Lincoln vroeg hoe hij aan die prothese kwam, zei hij dat hij deze van Janine had gekregen. Je bewondert Janine nu nog meer. </text:p>
      <text:p text:style-name="P2"><text:span text:style-name="T1">Eagle-Eye, de man in het kraaiennest</text:span>: Je zag dat Eagle-Eye veel interesse had in Adele, de dochter van de rijke baron von Munschausen, (beiden passagiers), en je weet dat hij uit kan kijken over het passagiersvertrek waar zij zou slapen. En je kon hem gebruiken voor je plannen. Dus heb je direct een nachtkijker ontwikkeld, zodat in haar kamer zou kunnen gluren. Deze kijker heb jij direct in de eerste avond gemaakt na een nacht hard doorwerken en je hebt hem deze zes dagen geleden gegeven op een voorwaarde: hij moest Janine overboord duwen op het moment dat jij in de buurt was, zodat jij je mannelijkheid kon bewijzen en haar kon redden. Dat heeft hij vanochtend gedaan en je bent toen overboord gesprongen en je hebt haar gered. Ze heeft er nog niet veel over gezegd. </text:p>
      <text:p text:style-name="P2"/>
      <text:h text:style-name="P6" text:outline-level="1">Columbus </text:h>
      <text:p text:style-name="P2">Functie: Stuurman </text:p>
      <text:p text:style-name="P2">Geslacht: Man </text:p>
      <text:p text:style-name="P2"/>
      <text:p text:style-name="P2">Jij bent al een tijd stuurman van het piratenschip 'De naakte Huhrdjatgnoeipschnoelg'. De kapitein, Lincoln, heeft vorige week besloten, het schip niet meer te gebruiken om andere schepen te plunderen, maar om er een touristische veerpond van te maken tussen het barre Vlieland en het tropische Texel, een reis van zes maanden. Jullie zijn reeds een week onderweg naar het tropische Texel. </text:p>
      <text:p text:style-name="P2"/>
      <text:p text:style-name="P2">Het schip bezit een kroeg 'De zeehondjesdoodknuppelaars', maar door de meeste piraten gewoon 'De Aars' genoemd. Net als elk ander bemanningslid ontspan jij je elke avond in deze kroeg en dit is dan ook de locatie van deze Levend Cluedo. </text:p>
      <text:p text:style-name="P2"/>
      <text:p text:style-name="P2">Drie dagen geleden viste de kapitein een bloedmooie drenkelinge, Otaria, uit het water en vanochtend bevrijdde hij twee milieu-activisten, Mirjam en Maarten van hun hulpeloos ronddobberende vlot. </text:p>
      <text:p text:style-name="P2"/>
      <text:p text:style-name="P2">Twee dagen geleden was je in de scheepskroeg en heeft iemand jou een blauw oog geslagen. Dit is nog steeds niet over. Je weet niet wie het gedaan heeft, omdat je zelf behoorlijk dronken was. Je weet niet wat je toen hebt gezegd of gedaan. </text:p>
      <text:p text:style-name="P2"/>
      <text:p text:style-name="P2"><text:span text:style-name="T1">Bernard, de scheepsarts en Janine, een uitvindster</text:span>: Sinds vorige week is jullie schip onder bewind van de kapitein een soort toeristenveerpont tussen het barre Vlieland en het tropische Texel geworden, een reis van een half jaar varen. Jij mist het ontdekken van nieuwe gebieden en het lokken van vijandige schepen in strategisch onvoordelige posities, kortom, jij wilt de goede oude tijd weer terug. Daarom heb jij met Bernard en Janine afgesproken in het rechter hokje van de damestoiletten een half uur na aanvang van de Levend Cluedo om daar plannen te gaan smeden om het schip weer haar oude vertrouwde stoere koers te laten varen </text:p>
      <text:p text:style-name="P2"/>
      <text:h text:style-name="P6" text:outline-level="1">Baron van Munschausen </text:h>
      <text:p text:style-name="P2">Functie: rijke passagier, van adel uiteraard </text:p>
      <text:p text:style-name="P2">Je hebt veel geld. </text:p>
      <text:p text:style-name="P2">Je hebt een dochter Adele. </text:p>
      <text:p text:style-name="P2"/>
      <text:p text:style-name="P2">Jij bent een van de passagiers van het piratenschip 'De naakte Huhrdjatgnoeipschnoelg'. Vroeger was het een schip wat regelmatig erop uit scheen te gaan om te gaan plunderen. Jij had als rijk man een schip nodig om je tussen het tropische Texel en het barre Vlieland op en neer te pendelen. Jij hebt Lincoln, de kapitein, omgekocht om het schip als touristische veerpond te gebruiken tussen het barre Vlieland en het tropische Texel. Het schip is nu voor het eerst een week onderweg naar het tropische Texel, waar jij je zomerhuisje hebt zitten. In Vlieland zit je econische handelscentrum. </text:p>
      <text:p text:style-name="P2"/>
      <text:p text:style-name="P2">Het schip bezit een kroeg 'De zeehondjesdoodknuppelaars', maar door de meeste piraten gewoon 'De Aars' genoemd. Hier ben jij, net als alle andere passagiers, je elke avond aan het ontspannen en dit is dan ook de locatie van deze Levend Cluedo. </text:p>
      <text:p text:style-name="P2"/>
      <text:p text:style-name="P2">Drie dagen geleden heeft de kapitein een drenkelinge, de bloedmooie Otaria, uit de zee gered en vanochtend heeft de kapitein twee milieu-activisten, Maarten en Mirjam, van een hulpeloos ronddobberend vlotje bevrijdt. </text:p>
      <text:p text:style-name="P2"/>
      <text:p text:style-name="P2"><text:span text:style-name="T1">Otaria, de bloedmooie drenkelinge</text:span>: Je houdt ontzettend van opera. Je bewondert Otaria omdat je haar 's nachts een keer op het dek naar de dolfijnen hebt horen zingen. Je hebt nog nooit zoiets moois gehoord. </text:p>
      <text:p text:style-name="P2"><text:span text:style-name="T1">Lincoln, de kapitein</text:span>: Jij hebt het schip gehuurd als toeristenpont tussen het barre Vlieland en het tropische Texel en jij bent nu op reis naar Texel, het eiland wat jij bezit, om daar je zomervakantie in je zomerhuisje door te brengen. Je vindt dat Lincoln geld moet vragen aan Mirjam en Maarten voor hun overtocht naar Texel. Van Otaria hoef je geen geld, van haar wil je liever iets anders... </text:p>
      <text:p text:style-name="P2"><text:span text:style-name="T1">Adele, je dochter</text:span>: Je hebt haar mee genomen om haar eens het tropische Texel en je vakantiehuisje te laten zien. Ze is heel knap en je hoopt dat ze een rijk man trouwt, zodat jij er ook op vooruit gaat. </text:p>
      <text:p text:style-name="P2"/>
      <text:h text:style-name="P6" text:outline-level="1">Adele </text:h>
      <text:p text:style-name="P2">Functie: Dochter van de baron von Munschausen, een rijk man van adel </text:p>
      <text:p text:style-name="P2"/>
      <text:p text:style-name="P2">Jij bent nu een van de passagiers aan boord van het piratenschip 'De naakte Huhrdjatgnoeipschnoelg'. Volgens je vader, baron von Munschausen, was dit heel vroeger een echt piratenschip, maar het is al een tijd een touristenveerpond tussen het barre Vlieland en het tropische Texel. Jullie zijn nu reeds een week onderweg naar je vaders zomerhuisje op Texel. </text:p>
      <text:p text:style-name="P2"/>
      <text:p text:style-name="P2">Het schip bezit een kroeg 'De zeehondjesdoodknuppelaars', maar door de meeste piraten gewoon 'De Aars' genoemd. Elke avond ontspanning zich hier alle bemanningsleden, inclusief jij, en dit is dan ook de locatie van deze Levend Cluedo. </text:p>
      <text:p text:style-name="P2"/>
      <text:p text:style-name="P2">Drie dagen geleden heeft de kapitein, Lincoln, een bloedmooie drenkelinge, Otaria, uit de zee gevist. En vanochtend nog twee milieu-activisten, Maarten en Mirjam, die hulpeloos op een vlotje in de zee ronddreven. </text:p>
      <text:p text:style-name="P2"/>
      <text:p text:style-name="P2"><text:span text:style-name="T1">Clair, zuster</text:span>: Je was vooralsnog het mooiste meisje van het schip. En je vindt het wel cool dat alle kerels achter je aan zitten. Niettemin speel je hard to get. Dat Otaria op het schip kwam, betekende plotseling concurrentie. Wat een bloed mooie meid is dat. Clair en jij vertellen elkaar alles. Je hebt aan Claire vertelt dat je Otaria haat, omdat ze nog mooier is dan jou en zelfs dat je haar wel zou kunnen vermoorden. </text:p>
      <text:p text:style-name="P2"><text:span text:style-name="T1">Eppie, het koksmaatje</text:span>: Clair heeft jou vertelt over Eppie, het koksmaatje. Eppie zou, volgens Clair, elke avond in zijn bed plassen. Toen je dit hoorde deed je net alsof je hier onwijs hard om kon lachen, maar in werkelijkheid vergroot dit je liefde voor Eppie. Je valt op mannen die in hun bed plassen, omdat dat betekent dat het een heel gevoelige man is. En je valt op gevoelig mannen. </text:p>
      <text:p text:style-name="P2"><text:span text:style-name="T1">Brutus, een stoere vechtpiraat</text:span>: Brutus is verliefd op je, maar je hebt hem afgewezen, omdat hij te ruw is. </text:p>
      <text:p text:style-name="P2"/>
      <text:h text:style-name="P6" text:outline-level="1">Brutus </text:h>
      <text:p text:style-name="P2">Functie: Stoere vechtpiraat </text:p>
      <text:p text:style-name="P2"/>
      <text:p text:style-name="P2">Je bent al een tijdje een van de twee vechtpiraten, samen met Sam, op dit prachtige piratenschip 'De Naakte Huhrdjatgnoeipschnoelg'. Onder leiding van kapitein Lincoln, is dit schip sinds vorige week geen stoer schip dat andere schepen plundert, maar is het een veerpont geworden tussen het barre Vlieland en het tropische Texel, een reis van een half jaar. Het schip is nu reeds een week onderweg naar het tropische Texel. </text:p>
      <text:p text:style-name="P2"/>
      <text:p text:style-name="P2">Het schip bezit een kroeg 'De zeehondjesdoodknuppelaars', maar door de meeste piraten gewoon 'De Aars' genoemd. Alle zeevaarders van dit schip gaan elke avond hierheen om zich te ontspannen en jij dus ook. Dit is dan ook de locatie van deze Levend Cluedo. Regelmatig wordt jij hier zat en wordt dan regelmatig aggressief, tot slaans toe. </text:p>
      <text:p text:style-name="P2"/>
      <text:p text:style-name="P2">Drie dagen geleden heeft de kapitein een bloedmooie drenkelinge, Otaria, uit zee gevist en vanochtend twee milieu-activisten, Maarten en Mirjam, van hun hulpeloos-in-zee-ronddrijvende vlot gered. </text:p>
      <text:p text:style-name="P2"/>
      <text:p text:style-name="P2"><text:span text:style-name="T1">Baron von Munschausen, een rijke passagier</text:span>: Je kent de man niet, maar je hoopt dat je door te praten met hem zijn dochter in bezit kunt krijgen. </text:p>
      <text:p text:style-name="P2"><text:span text:style-name="T1">Adele, dochter van de Baron von Muschausen</text:span>: Je bent verliefd op Adele, maar ze heeft je afgewezen, omdat je 'te ruw' zou zijn. Vanochtend heb je je benen geschoren. Je doet erg je best om naar haar zo gevoelig mogelijk over te komen, hoewel dit totaal tegen je vechtlustige aard in gaat. </text:p>
      <text:p text:style-name="P2"><text:span text:style-name="T1">Eppie, het koksmaatje</text:span>: Om je toch af en toe uit te leven, ros je stiekem voor de grap Eppie af en toe in elkaar. Als Fransien, de hoofdkok, er niet is, dan sneak je de keuken in en ga je je sadisme op hem botvieren. Hij gilt zo geinig. Bovendien is het toch een mietje, want hij zeikt in zijn bed. Dat weet iedereen. </text:p>
      <text:p text:style-name="P2"><text:span text:style-name="T1">Sam</text:span>: Sam is ook een vechtpiraat en heel stoer. Ze is te ruw voor jou. </text:p>
      <text:p text:style-name="P2"/>
      <text:h text:style-name="P6" text:outline-level="1">Sam </text:h>
      <text:p text:style-name="P2">Functie: Vechtpiraat </text:p>
      <text:p text:style-name="P2">Geslacht: Vrouw </text:p>
      <text:p text:style-name="P2"/>
      <text:p text:style-name="P2">Je bent al een tijdje een van de stoer vechtpiraten op het piratenschip 'De Naakte Huhrdjatgnoeipschnoelg', samen met Brutus. Het schip is, onder het bewind van kapitein Lincoln, sinds vorige week geen wreed andere-schepen-plunderend piratenschip meer, maar een veerpond tussen het barre Vlieland en het tropische Texel, een reis van een half jaar. Het schip is nu een week onderweg naar het tropische Texel. </text:p>
      <text:p text:style-name="P2"/>
      <text:p text:style-name="P2">Het schip bezit een kroeg 'De zeehondjesdoodknuppelaars', maar door de meeste piraten gewoon 'De Aars' genoemd. Elke avond gaat de hele bemanning zich hier ontspannen. Jij dus ook en dit is dan ook de locatie van deze Levend Cluedo. </text:p>
      <text:p text:style-name="P2"/>
      <text:p text:style-name="P2">Drie dagen geleden heeft kapitein Lincoln de bloedmooie drenkelinge Otaria uit zee gevist en vanochtend twee hulpeloos-op-een-vlot-in-zee-ronddobberende milieuactivisten genaamd Mirjam en Maarten. </text:p>
      <text:p text:style-name="P2"/>
      <text:p text:style-name="P2"><text:span text:style-name="T1">Lincoln, de kapitein</text:span>: Jij hebt sinds een week een geheime relatie met Lincoln. Anderhalf uur na aanvang van de Levend Cluedo wil jij samen met Lincoln vertellen, dat jullie gaan trouwen. Lincoln zou voor de ringen zorgen. </text:p>
      <text:p text:style-name="P2"><text:span text:style-name="T1">Otaria, de bloedmooie drenkelinge</text:span>: Toen je haar zag, was je meteen vriendinnen met haar. Jullie zijn soulmates. Je hebt Otaria eens verteld dat in deze wereld de mannen aan de macht zijn en dat vrouwen op deze wereld niets voorstellen, hoe cool je ook bent. En jij bent cool, en weet wat overleven is. </text:p>
      <text:p text:style-name="P2"><text:span text:style-name="T1">Richele, de bazin van de Shell</text:span>: Je hebt een tijdje voor Richele, de bazin van Shell, gewerkt. Dit betaalde goed, maar zij kon ook <text:s/>heel gemeen zijn voor werknemers die hun taken niet volbrachten. Gelukkig hoorde jij daar nooit bij. Je hebt voor Richele in een concentratiekamp gewerkt waarin milieu-activisten vernietigd werden. Na een tijdje kon zelfs zo'n harde bitch als jij het ethisch niet meer aan en ben je gevlucht en op dit schip gaan werken. Het was wel even schrikken toen je zag dat Richele ook aan boord is. Gelukkig heeft zij je nog niet herkend, maar omdat je toch bang bent dat dat binnenkort wel zal gebeuren en deze wrede bitch jou iets aan zal doen, probeer je een plan te bedenken om deze Richele uit de weg te ruimen. </text:p>
      <text:p text:style-name="P2"/>
      <text:h text:style-name="P6" text:outline-level="1">Otaria </text:h>
      <text:p text:style-name="P2">Een vreemd onderwaterwezen, (normaal) niet veel groter dan een duim </text:p>
      <text:p text:style-name="P2">Functie: MOORDENARES, heeft nu echter de vorm van de kapitein, Lincoln, aangenomen en tracht nu informatie te vergaren om de bovenwaterwereld te veroveren. </text:p>
      <text:p text:style-name="P2"/>
      <text:p text:style-name="P2">Jij bent nu drie dagen een van de passagiers van het stoere piratenschip 'De Naakte Huhrdjatgnoeipschnoelg'. Vroeger was het een stoer schip, die andere schepen plunderde voor hun goud. Nu is het schip sinds vorige week een veerpond tussen het barre Vlieland en het tropische Texel, onder het bewind van kapitein Lincoln. Het schip schijnt nu reeds een week onderweg te zijn naar het tropische Texel.</text:p>
      <text:p text:style-name="P2"/>
      <text:p text:style-name="P2">Het schip bezit een kroeg 'De zeehondjesdoodknuppelaars', maar door de meeste piraten gewoon 'De Aars' genoemd. Elke avond gaan alle mensen aan boord van het schip zich hier ontspannen. Jij dus ook en dit is dan ook de locatie van deze Levend Cluedo. </text:p>
      <text:p text:style-name="P2"/>
      <text:p text:style-name="P2">Drie dagen geleden ben jij uit zee gevist door kapitein Lincoln en vanochtend heeft hij twee milieu-activisten, die hulpeloos op een vlotje op zee ronddobberden, opgepikt, genaamd Maarten en Mirjam. </text:p>
      <text:p text:style-name="P2"/>
      <text:p text:style-name="P2">Je wilt de wereld veroveren. Diep onder de zee woont jouw onderwater ras, welke duidelijk superieur is aan het menselijke ras. Jij bent bewusteloos gevonden drijvend op de zee in de vorm van een jong, lief, bloedmooi meisje. Jij bent een vormveranderaar en jij stierf bijna. Op het moment dat iemand van jouw ras sterft, neemt hij/zij de vorm aan van degene waarvan hij/zij het laatst met het DNA in contact is geweest. Je hebt de kapitein, Lincoln, vlak voor de Levend Cluedo vermoord en hebt nu zijn vorm aangenomen. Als kapitein van dit stoere schip wil jij verder gaan met het plunderen van rijk beladen schepen. </text:p>
      <text:p text:style-name="P2"/>
      <text:p text:style-name="P2">Als Otaria heb je de kok vertelt dat je vegetarier bent en als kapitein wil </text:p>
      <text:p text:style-name="P2">je ook slechts vegetarisch eten. </text:p>
      <text:list xml:id="list700175651" text:style-name="L1">
        <text:list-item>
          <text:p text:style-name="P3">Twee dagen geleden ben jij in de vorm van Eagle-Eye (kraaiennest) de keuken in gekomen, waar op dat moment alleen maar Eppie (koksmaatje) was. Hem heb je om een pot augurken gevraagd. </text:p>
        </text:list-item>
        <text:list-item>
          <text:p text:style-name="P3">Gisteren ben jij in de vorm van Columbus (navigator) de keuken binnen gelopen, toen slechts Fransien in de keuken stond. Haar heb je om een pak zout gevraagd. </text:p>
        </text:list-item>
        <text:list-item>
          <text:p text:style-name="P3">En iedereen weet: Augurken (zuur) + Zout in water = zoutzuur! </text:p>
        </text:list-item>
        <text:list-item>
          <text:p text:style-name="P3">Je hebt de kapitein niet vermoord door hem in de zee te werpen, omdat je de zee, waar jouw eigen beschaving in woont, niet te vervuilen. </text:p>
        </text:list-item>
      </text:list>
      <text:p text:style-name="P2"/>
      <text:p text:style-name="P2">Vlak voor het begin van de Levend Cluedo heb jij de echte kapitein vermoord, door hem op te lossen in kokend zoutzuur. Als iedereen binnen is, wordt de keuken laten gezien, waar zich bevinden: een pan kokend zoutzuur met daarnaast een pak zout en een pot augurken en een mooie jurk. In je haast heb je dus het pak zout, de pot augurken en je jurk vergeten mee te nemen. Uiteraard heb je nog iets over het hoofd gezien tijdens de moord, maar dat zul je dan wel zien. Iedereen zal in eerste instantie denken dat Otaria vermoord is, maar dus in werkelijkheid heb jij de kapitein vermoord en heb je zelf de vorm van de kapitein aangenomen. </text:p>
      <text:p text:style-name="P2"/>
      <text:p text:style-name="P2"><text:soft-page-break/><text:span text:style-name="T1">Sam, een stoere vechtpiraat</text:span>: Toen je opgepikt werd door Lincoln, kwam je Sam tegen. Ze is stoer en ze lijkt op je overleden moeder. Je hebt haar gebruikt om meer informatie over het menselijk ras te verkrijgen. Ze heeft je onder andere verteld dat bij het menselijk ras vrouwen niets voorstellen en alleen mannen aan de macht zijn. Je was altijd al van plan om het schip te gaan leiden en het te gebruiken voor jouw doeleinden, maar toen besefte je dat je gewoon Lincoln moest vermoorden en zijn vorm aannemen. </text:p>
      <text:p text:style-name="P2"><text:span text:style-name="T1">Albert en Janine, beide uitvinders</text:span>: De kapitein had een houten been en als jij als vormveranderaar de vorm aanneemt van een ander, neem je de vorm aan van zijn volledig intacte lichaam, dus met intact been. Als smoes heb je tegen Albert gezegd, dat Janine een mooie prothese voor je heeft gemaakt. En tegen Janine heb je gezegd dat Albert een mooie prothese voor je heeft gemaakt. Je weet dat die twee altijd ruzie hebben en dat je dus niet door de mand zult vallen. </text:p>
      <text:p text:style-name="P2"><text:span text:style-name="T1">Richele, oliebarones van de Shell</text:span>: Als jij en je onderwaterras zich in hun normale vorm bevinden zijn jullie vreemde onderwaterwezens, niet veel groter dan een duim. En Richele is een van de grootste milieuvervuilers op de planeet. Jouw ras heeft dan ook oorlog met deze bitch. Gelukkig, als vormveranderend ras, kunnen jullie ook afschuwelijke grote en gevaarlijke vormen aannemen. Jullie ras heeft dan ook veel van haar werknemers vermoord. Je zou haar kunnen vermoorden, maar je wilt </text:p>
      <text:p text:style-name="P2">eerst meer informatie over haar en deze bovenwaterwereld vergaren. Dus VANAVOND WORDT ER NIET GEMOORD! </text:p>
      <text:p text:style-name="P2"/>
      <text:h text:style-name="P6" text:outline-level="1">Richele</text:h>
      <text:p text:style-name="P2">Oliebaron van de Shell </text:p>
      <text:p text:style-name="P2"/>
      <text:p text:style-name="P2">Je bent nu een week passagier van het schip 'De Naakte Huhrdjatgnoeipschnoelg' op weg naar het tropische Texel, een reis van een half jaar. De kapitein heet Lincoln en het schijnt dat het vroeger een plunderend piratenschip geweest is. </text:p>
      <text:p text:style-name="P2"/>
      <text:p text:style-name="P2">Het schip bezit een kroeg 'De zeehondjesdoodknuppelaars', maar door de meeste piraten gewoon 'De Aars' genoemd. Alle passagiers gaan zich hier elke avond ontspannen. Jij dus ook en dit is dan ook de locatie van deze Levend Cluedo. </text:p>
      <text:p text:style-name="P2"/>
      <text:p text:style-name="P2">Drie dagen geleden heeft de kapitein een bloedmooie drenkelinge, Otaria, uit de zee gevist en vanochtend heeft hij twee milieu-activisten, Maarten en Mirjam, van een vlot bevrijdt, welke hulpeloos is zee ronddobberde. </text:p>
      <text:p text:style-name="P2"><text:s/></text:p>
      <text:p text:style-name="P2">Jij bent oliebarones van de Shell en dumpt illegaal afvalstoffen in zee. Op deze manier ben jij in contact gekomen met vreemde onderwaterwezens, niet veel groter dan een duim. Maar ze hebben ook de eigenschap op van vorm en grootte te kunnen veranderen. In de meest afschuwelijkste vormen hebben ze de gemeenste van jouw medewerkers vermoord toen dezen bezig waren afvalstoffen in zee te dumpen. Sindsdien voor jij oorlog met dit vreemde onderzeeras. In een dronken bui schep je wel eens op over de 'overwinningen' die je hebt behaalt in deze oorlog. </text:p>
      <text:p text:style-name="P2"><text:span text:style-name="T1">Mirjam</text:span>: Mirjam is een van je werkenemers. Je hebt haar erop gestuurd om bij Maarten te spioneren en uit te vinden waar onderwaterwezens zitten en er misschien zelfs een te vangen, zodat je dit wezen kunt martelen. Maarten is een milieu activist die druk bezig is om contact met deze vreemde onderwaterwezens, niet veel groter dan een duim, te leggen. Toen heb je haar gevraagd om Maartens methoden te observeren. Vandaag kwam het schip een vlot tegen, met daarop Maarten en Mirjam. Het verbaasde je om ze tegen te komen. Je gaat vragen aan Mirjam hoe het met haar opdracht staat. Houd hierbij in je achterhoofd, dat jij een zeer gemene werkgever bent. Je staat erom bekend 'nare dingen' te doen met mensen die hun taken niet goed uitvoeren. Zo heb jij bijvoorbeeld een concentratiekamp om </text:p>
      <text:p text:style-name="P2">milieu-activisten te vernietigen. </text:p>
      <text:p text:style-name="P2"/>
      <text:h text:style-name="P6" text:outline-level="1">Maarten </text:h>
      <text:p text:style-name="P2">Functie: Milieu-activist </text:p>
      <text:p text:style-name="P2"/>
      <text:p text:style-name="P2">Jij bent nu sinds vanochtend passagier van het stoere schip 'De Naakte Huhrdjatgnoeipschnoelg', onder het bewind van kapitein Lincoln, een veerpond tussen het barre Vlieland en het tropische Texel. Het schip is nu onderweg naar Texel. </text:p>
      <text:p text:style-name="P2"/>
      <text:p text:style-name="P2">Het schip bezit een kroeg 'De zeehondjesdoodknuppelaars', maar door de meeste piraten gewoon 'De Aars' genoemd. Elke avond gaan alle bemanningsleden zich hier ontspannen, jij en Mirjam dus ook. Dit is dan ook de locatie voor deze Levend Cluedo. </text:p>
      <text:p text:style-name="P2"/>
      <text:p text:style-name="P2">Toen je drie dagen geleden met Mirjam, een andere milieu-activiste, bezig was te demonstreren tegen de goudvisvangst, dreef jullie vlotje af in zee. Jullie zijn vanochtend gered door dit schip. Het schijnt dat drie dagen geleden het schip ook een bloedmooie drenkelinge, Otaria, uit de zee heeft gevist. </text:p>
      <text:p text:style-name="P2"/>
      <text:p text:style-name="P2">Je bent als klein kind eens in het water gevallen toen je met je <text:s/>ouders <text:s/>uit zeilen ging. Daar heb je vreemde onderwaterwezens gezien, niet veel groter <text:s/>dan een duim. Sindsdien heb je een band met de zee. In je verdere leven heb je je ontwikkeld als milieu activist bij Greenpeace en houd je je bovendien bezig met het schrijven van liederen voor dolfijnen. Sinds je onderwateravontuur heb je namelijk prachtig gezang gehoord. Je hebt het idee dat dit dolfijnen waren en wil op deze manier proberen met hen te communiceren. </text:p>
      <text:p text:style-name="P2"/>
      <text:p text:style-name="P2"><text:span text:style-name="T1">Mirjam, een milieu-activiste</text:span>: Mirjam is een fantastische vrouw. Je kent haar nog niet zo lang, maar je herkent veel van je eigen idealen in haar. Je hebt haar nog niet vertelt over je onderwaterbelevenis, misschien kun je door dit te vertellen wel indruk op haar maken? Je vindt haar heerlijk ruiken, naar de zee. Zelfs na 3 dagen op een vlot. </text:p>
      <text:p text:style-name="P2"><text:span text:style-name="T1">Eagle-Eye, de man in het kraaiennest</text:span>: Je bent Eagle-Eye ongelovelijk dankbaar dat hij jullie gespot </text:p>
      <text:p text:style-name="P2">heeft. </text:p>
      <text:p text:style-name="P2"/>
      <text:h text:style-name="P6" text:outline-level="1">Mirjam </text:h>
      <text:p text:style-name="P2">Spion van Maarten in de vermomming van milieu-activiste </text:p>
      <text:p text:style-name="P2"/>
      <text:p text:style-name="P2">Jij bent vanochtend bevrijdt van jullie vlotje, welke drie dagen hulpeloos op zee ronddobberde, door de kapitein, Lincoln, van het stoere schip 'De Naakte Huhrdjatgnoeipschnoelg'. Dit schip is nu op weg naar het tropische Texel. </text:p>
      <text:p text:style-name="P2"/>
      <text:p text:style-name="P2">Het schip bezit een kroeg 'De zeehondjesdoodknuppelaars', maar door de meeste piraten gewoon 'De Aars' genoemd. Elke avond gaan alle passagiers zich hier ontspannen. Jij en Maarten dus ook. Dit is dan ook de locatie van deze Levend Cluedo. Het schijnt dat drie dagen geleden de kapitein ook een bloedmooie drenkelinge, Otaria, uit de zee heeft gevist. </text:p>
      <text:p text:style-name="P2"/>
      <text:p text:style-name="P2"><text:span text:style-name="T1">Maarten, een milieu-activist</text:span>: Je hebt als werk nu om Maarten te bespioneren en uit te vinden wat hij weet over vreemde onderwaterwezens, niet veel groter dan een duim. Dit doe je door net te doen of je ook milieu-activiste bent. Toen je drie dagen geleden met Maarten bezig was te 'demonstreren' tegen de goudvisvangst, dreef jullie vlotje af in zee. Na drie dagen rondgedobberd te hebben met die idioot van een 'vriend' van je, ben je knap chagerijnig. Je vindt Maarten maar stinken. Je hebt van Richele de informatie gekregen dat Maarten iemand is, die iets van de vreemde onderwaterwezens, niet veel groter dan een duim, afweet, maar in de drie dagen dat je hem kent, heeft hij het er nog niet over </text:p>
      <text:p text:style-name="P2">gehad. </text:p>
      <text:p text:style-name="P2"><text:span text:style-name="T1">Richele, oliebarones van de Shell</text:span>: zij is je werkgever. Door haar ben je gevraagd om Maarten te bespioneren. Jij moet kijken hoe Maarten contact op neemt met de vreemde onderwaterwezens, niet veel groter dan een duim, en kijken of die vreemde onderwaterwezens, niet veel groter dan een duim, eigenlijk wel bestaan. Als Maarten er een vangt, dan moet jij deze stelen en aan Richele geven. Je hebt deze baan aangenomen, omdat het goed schuift. Je hebt allang spijt van dit plan, na drie dagen op een vlot met die stinkende Maarten. Je wilt heel graag stoppen met Maarten bespioneren, maar Richele </text:p>
      <text:p text:style-name="P2">staat er om bekend 'heel gemeen' te zijn voor haar werknemers. Je was van plan om in het tropische Texel een vliegtuig te nemen naar een ver land om aan haar te kunnen ontsnappen. Tot je grote schrik is Richele op dit schip in levende lijve aanwezig! Kon je maar alsnog een onderwaterwezen, niet veel groter dan een duim, te pakken krijgen! </text:p>
      <text:p text:style-name="P2"/>
      <text:h text:style-name="P6" text:outline-level="1">De echte kapitein Lincoln (weilen)</text:h>
      <text:p text:style-name="P1"/>
      <table:table table:name="Tabel1" table:style-name="Tabel1">
        <table:table-column table:style-name="Tabel1.A"/>
        <table:table-row>
          <table:table-cell table:style-name="Tabel1.A1" office:value-type="string">
            <text:p text:style-name="P1">Dit is geen rol, maar een aanvulling voor degenen die het verhaal willen proberen te snappen!</text:p>
          </table:table-cell>
        </table:table-row>
      </table:table>
      <text:p text:style-name="P1"/>
      <text:p text:style-name="P2">Jij was een leverpatient en mocht nooit alcohol. Bernard en Clair wisten dat. Jij bent vermoord door Ortaria, doordat jij met een takelwagen in een pot met kokend zoutzuur bent getakelt. Jij had een houten been. Jij hebt sinds een week een geheime relatie met Sam en jullie zouden deze avond aan kondigen om te gaan trouwen. Als je niet overleden was, had je de ringen </text:p>
      <text:p text:style-name="P2">gerelgeld. Je schip is sinds een week een touristenveerpont tussen het barre Vlieland en het tropische Texel, een reis van een half jaar. <text:s/>Je wilde Otaria uitleveren als liefdesslavin op Texel.</text:p>
      <text:h text:style-name="P5" text:outline-level="1"/>
      <text:h text:style-name="P6" text:outline-level="1">Verklaring van het verhaal</text:h>
      <table:table table:name="Tabel2" table:style-name="Tabel2">
        <table:table-column table:style-name="Tabel2.A"/>
        <table:table-row>
          <table:table-cell table:style-name="Tabel2.A1" office:value-type="string">
            <text:p text:style-name="P1">Dit is geen rol, maar een aanvulling voor degenen die het verhaal willen proberen te snappen!</text:p>
          </table:table-cell>
        </table:table-row>
      </table:table>
      <text:p text:style-name="P2">De gevangene is een buitenaards wezen die van vorm kan veranderen. Het is gevonden dobberend op het water in de vorm van een bloedmooi, jong, onschuldig meisje. Ze is gevangen genomen en de kapitein wil haar uitleveren als liefdesslavin voor het moederland Texel, een tropisch eiland vlakbij Nederland. Op mysterieuze wijze blijkt ze echter plots van het schop verdwenen. Heeft ze zich verstopt? Is ze in zee gesprongen? Er wordt een pan met kokend zoutzuur gevonden in de keuken, met daarnaast een takelwagen van Janus. Ook staan er een pot augurken en een pak zout. De koksmaat weet dat Eagle-Eye 2 dagen eerder in de keuken om een pot augurken is komen vragen. De kok weet dat Columbus om een pak zout kwam 1 dag geleden. Sam heeft haar eens in vertrouwen verteld dat dit een wereld is waar mannen de macht hebben en dat je als meisje nooit iets voorsteld hoe cool je ook bent. By the way, ze heet Otaria. </text:p>
      <text:p text:style-name="P2">De kapitein is vermoord door Otaria door hem in een pan met kokend zoutzuur ie oplossen. Otaria veranderde toen van vorm, nam een vorm aan van de kapitein, legde haar eigen kleren naast de pan met kokend zoutzuur en trok de kleren </text:p>
      <text:p text:style-name="P2">van de kapitein aan. Otaria is lid van een beschaving onderwater en ze heeft de kapitein vermoord in kokende zoutzuur, omdat ze hem niet in zee wilde gooien, omdat ze dan haar zee zou vervuilen waar haar volk onderwater leeft. Ze veranderde 2 dagen geleden eens in de vorm van Eagle-eye om bij het koksmaatje een pot augurken te halen en 1 dag geleden in Columbus om bij de kok een pak zout te halen. Op die momenten waren Eagle-eye en Columbus met andere dingen bezig. Toen twee dagen geleden Otaria in de vorm van Eagle-Eye aan het koksmaatje vroeg om een pot augurken, riep de </text:p>
      <text:p text:style-name="P2">echte Eagle-Eye vanuit zijn kraaiennest 'Land in zicht (hij zag een walvis zwemmen en dacht dat het een eiland was)', maar daar stond het koksmaatje niet bij stil. Columbus is twee dagen geleden een blauw oog geslagen in de kroeg </text:p>
      <text:p text:style-name="P2">van het schip door Brutus. Toen Otaria in de vorm van Columbus een dag geleden aan de kok vroeg om een pak zout, had haar Columbus verschijning geen blauw oog. Otaria kan namelijk wel in mensen veranderen, maar geen blauw oog </text:p>
      <text:p text:style-name="P2">simuleren. Ze kan echter ook niet simuleren dat ze een houten poot heeft, maar slechts dat ze twee normale benen heeft. De kapitein had vroeger een houten poot, maar sinds Otaria zijn vorm heeft aangenomen, heeft de kapitein </text:p>
      <text:p text:style-name="P2">weer twee benen. Otaria in de vorm van de kapitein vertelt dat ze dat tweede been heeft gekregen van een van de uitvinders, maar ze weet niet welke. </text:p>
      <text:p text:style-name="P2">Tegen uitvinder #1 (Janus) heeft ze vertelt dat ze het echte been van uitvinder #2 heeft gekregen en vice versa. </text:p>
      <text:p text:style-name="P2">De echte kapitein, Lincoln, was eerst leverpatient, en Bernard en Clair wisten dat. Op de avond van de Levend Cluedo drinkt de kapitein (Otaria) bier. De dokter en zuster vinden dit vreemd. Otaria kon niet weten dat de kapitein een leverpatient was. </text:p>
      <text:p text:style-name="P2"/>
      <text:p text:style-name="P2">Felix, Brutus en de echte kapitein hadden het plan om Baron van Munschausen te vermoorden en spraken op de dag van de Levend Cluedo een uur later dan het begin af in het WChokje van het herentoilet. Doordat Otaria dit niet weet, zal de kapitein niet op komen dagen op deze afspraak. </text:p>
      <text:p text:style-name="P2"/>
      <text:p text:style-name="P2">Sam de stoere vrouwelijke vechtpiraat heeft stiekum een relatie met de kapitein. Otaria als nieuwe kapitein zijnde, beseft dit natuurlijk niet. Ze wilden deze avond anderhalf uur na begin speeltijd bekend maken, dat ze gingen trouwen en de kapitein zou de ringen meenemen. </text:p>
      <text:p text:style-name="P2"><text:soft-page-break/></text:p>
      <text:p text:style-name="P2">Het schip is sinds een week een touristenveerpont tussen het tropische Texel en het barre Vlieland en vervoert nu Baron van Munchausen naar zijn zomerhuisje op Texel. Janine, Columbus en Bernard zijn hier tegen en hebben een half uur na aanvang van de Levend Cluedo afgesproken in het rechter hokje van de damestoiletten. <text:s text:c="8"/></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l" fo:country="N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Times New Roman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Levend Cluedo 'Piraten' geschreven door Suzanne Holla en Rich<text:span text:style-name="MT1">è</text:span>l Bilderbeek</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ichel Bilderbeek</meta:initial-creator>
    <meta:creation-date>2010-07-04T19:15:57</meta:creation-date>
    <dc:date>2010-07-04T19:44:54</dc:date>
    <dc:creator>Richel Bilderbeek</dc:creator>
    <meta:editing-duration>PT00H28M26S</meta:editing-duration>
    <meta:editing-cycles>31</meta:editing-cycles>
    <meta:generator>OpenOffice.org/3.2$Linux OpenOffice.org_project/320m12$Build-9483</meta:generator>
    <meta:document-statistic meta:table-count="2" meta:image-count="0" meta:object-count="0" meta:page-count="22" meta:paragraph-count="195" meta:word-count="7119" meta:character-count="42002"/>
  </office:meta>
</office:document-meta>
</file>